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format="" text:start-value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>
      <style:paragraph-properties fo:text-indent="0.4923in"/>
    </style:style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</office:automatic-styles>
  <office:body>
    <office:text text:use-soft-page-breaks="true">
      <text:p text:style-name="P1">Projet Arcades</text:p>
      <text:p text:style-name="P2"/>
      <text:p text:style-name="P3"/>
      <text:p text:style-name="Sous-titre">Titre du projet : Ninja Raccon 2</text:p>
      <text:p text:style-name="Standard"/>
      <text:p text:style-name="Normal">Auteurs<text:s/>du projet :</text:p>
      <text:p text:style-name="Textbody"><text:tab/>Goues Corentin</text:p>
      <text:p text:style-name="Textbody"><text:tab/>Roty Tom</text:p>
      <text:p text:style-name="Textbody"><text:tab/>Texier Antoine</text:p>
      <text:p text:style-name="Standard"/>
      <text:p text:style-name="Standard"/>
      <text:h text:style-name="Titre1" text:outline-level="1">A) Description détaillée de l’expérience utilisateur </text:h>
      <text:p text:style-name="Textbody">Le jeu est très simple,<text:s/>4<text:s/>touches :<text:s/></text:p>
      <text:p text:style-name="Textbody">- sauter (flèche du haut)</text:p>
      <text:p text:style-name="Textbody">-<text:s/>aller à<text:s/>gauche (flèche de gauche)<text:s/></text:p>
      <text:p text:style-name="Textbody">-<text:s/>aller à<text:s/>droite (flèche de droite)</text:p>
      <text:p text:style-name="Textbody">- lancer un shuriken</text:p>
      <text:p text:style-name="Textbody">Il y a des pièces et des rubis chacun rapporte un certain nombre de<text:s/>points (10 pour les pièces et 100 pour les rubis).<text:s/>Il y a aussi des montres qui peuvent être tué par des shurikens et si vous touchez le monstre vous repartez du début du niveau.<text:s/>Le jeu possède 2 niveaux un plutôt facile et un autre un peu plus dur.</text:p>
      <text:h text:style-name="Titre1" text:outline-level="1">B) Description de l’implémentation</text:h>
      <text:p text:style-name="Textbody">Nous avons 7 fichiers py :</text:p>
      <text:list text:style-name="LFO2" text:continue-numbering="true">
        <text:list-item>
          <text:p text:style-name="P4">Main (Permet le lancement du jeu)</text:p>
        </text:list-item>
        <text:list-item>
          <text:p text:style-name="P5">Menu (Permet de choisir le niveau)</text:p>
        </text:list-item>
        <text:list-item>
          <text:p text:style-name="P6">Game (Squelette du jeu)</text:p>
        </text:list-item>
        <text:list-item>
          <text:p text:style-name="P7">Player (Permet la création du joueur et qu’il<text:s/>possède<text:s/>des attributs)</text:p>
        </text:list-item>
        <text:list-item>
          <text:p text:style-name="P8">Ennemis (Permet la création<text:s/>d’ennemis)</text:p>
        </text:list-item>
        <text:list-item>
          <text:p text:style-name="P9">Projectile (Permet l’apparition de shurikens)</text:p>
        </text:list-item>
      </text:list>
      <text:p text:style-name="Textbody">Le fichier Game va utiliser la quasi-totalité des autres fichiers. Nous utilisons aussi d’autre librairie<text:s/>comme :</text:p>
      <text:list text:style-name="LFO3" text:continue-numbering="true">
        <text:list-item>
          <text:p text:style-name="P10">Pyscroll (Pour utiliser une caméra sur le joueur)</text:p>
        </text:list-item>
        <text:list-item>
          <text:p text:style-name="P11">Pytmx (Pour implémenter la carte une carte au format tmx dans le fichier py)</text:p>
        </text:list-item>
      </text:list>
      <text:list text:style-name="LFO2" text:continue-numbering="true">
        <text:list-item>
          <text:p text:style-name="P12"/>
        </text:list-item>
      </text:list>
      <text:h text:style-name="Titre1" text:outline-level="1">C) Répartition des tâches dans l’équipe</text:h>
      <text:p text:style-name="Textbody"><text:tab/>Goues Corentin :</text:p>
      <text:list text:style-name="LFO1" text:continue-numbering="true">
        <text:list-item>
          <text:p text:style-name="P13">Class Game</text:p>
          <text:list text:continue-numbering="true">
            <text:list-item>
              <text:p text:style-name="P14">Init</text:p>
            </text:list-item>
            <text:list-item>
              <text:p text:style-name="P15">Recuperation_input</text:p>
            </text:list-item>
            <text:list-item>
              <text:p text:style-name="P16">Update</text:p>
            </text:list-item>
            <text:list-item>
              <text:p text:style-name="P17">Graviter</text:p>
            </text:list-item>
          </text:list>
        </text:list-item>
        <text:list-item>
          <text:p text:style-name="P18">Class Player</text:p>
          <text:list text:continue-numbering="true">
            <text:list-item>
              <text:p text:style-name="P19">Changer_animation</text:p>
            </text:list-item>
            <text:list-item>
              <text:p text:style-name="P20">Update</text:p>
            </text:list-item>
            <text:list-item>
              <text:p text:style-name="P21">Sauvegarder_pos</text:p>
            </text:list-item>
            <text:list-item>
              <text:p text:style-name="P22">Revenir</text:p>
            </text:list-item>
            <text:list-item>
              <text:p text:style-name="P23">Recuperer <text:s/>sprite</text:p>
            </text:list-item>
          </text:list>
        </text:list-item>
        <text:list-item>
          <text:p text:style-name="P24">Class Coin</text:p>
        </text:list-item>
        <text:list-item>
          <text:p text:style-name="P25">Class Projectile</text:p>
        </text:list-item>
        <text:list-item>
          <text:p text:style-name="P26">Class Ennemis</text:p>
        </text:list-item>
        <text:list-item>
          <text:p text:style-name="P27">Texture</text:p>
        </text:list-item>
      </text:list>
      <text:p text:style-name="Textbody"><text:tab/>Roty Tom :</text:p>
      <text:list text:style-name="LFO1" text:continue-numbering="true">
        <text:list-item>
          <text:p text:style-name="P28">Class Player</text:p>
          <text:list text:continue-numbering="true">
            <text:list-item>
              <text:p text:style-name="P29">Deplacement</text:p>
            </text:list-item>
          </text:list>
        </text:list-item>
        <text:list-item>
          <text:p text:style-name="P30">Level disign</text:p>
          <text:list text:continue-numbering="true">
            <text:list-item>
              <text:p text:style-name="P31">Création des niveaux</text:p>
            </text:list-item>
          </text:list>
        </text:list-item>
        <text:list-item>
          <text:p text:style-name="P32">Texture</text:p>
        </text:list-item>
        <text:list-item>
          <text:p text:style-name="P33">Son</text:p>
        </text:list-item>
      </text:list>
      <text:p text:style-name="P34">Texier Antoine :</text:p>
      <text:list text:style-name="LFO1" text:continue-numbering="true">
        <text:list-item>
          <text:p text:style-name="P35">Interface</text:p>
          <text:list text:continue-numbering="true">
            <text:list-item>
              <text:p text:style-name="P36">Menu</text:p>
            </text:list-item>
          </text:list>
        </text:list-item>
        <text:list-item>
          <text:p text:style-name="P37">Score</text:p>
        </text:list-item>
        <text:list-item>
          <text:p text:style-name="P38">Timer</text:p>
        </text:list-item>
      </text:list>
      <text:p text:style-name="Textbody"/>
      <text:soft-page-break/>
      <text:h text:style-name="Titre1" text:outline-level="1">D) Bilan de<text:s/>fonctionnement</text:h>
      <text:p text:style-name="Textbody">Nous avons un jeu avec quasiment aucun bug reconnu, les taches voulus ont été réalisé, même si on aurait voulu faire<text:s/>des cartes plus diversifiées, plus de monstres, plus d’actions pour le joueur.</text:p>
      <text:h text:style-name="Titre1" text:outline-level="1">E) Ce qu’il reste à faire</text:h>
      <text:h text:style-name="Titre1" text:outline-level="1">Conclusion</text:h>
      <text:p text:style-name="Textbody"/>
      <text:p text:style-name="Textbody">Il reste à faire :<text:s/></text:p>
      <text:list text:style-name="LFO1" text:continue-numbering="true">
        <text:list-item>
          <text:p text:style-name="P39">Ajout de monstre</text:p>
        </text:list-item>
        <text:list-item>
          <text:p text:style-name="P40">Ajout de fonctionnalité comme utiliser un katana, etc…</text:p>
        </text:list-item>
      </text:list>
      <text:p text:style-name="Textbody">Le projet nous a permis de nous<text:s/>projeter<text:s/>plus loin dans l'utilisation des classes, il nous a aussi permis d'avoir une première expérience dans la création de jeux vidéo.</text:p>
      <text:p text:style-name="Textbody"/>
      <text:p text:style-name="Textbody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s-titre" style:display-name="Sous-titre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Liberation Serif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erif CJK SC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Noto Serif CJK SC" style:font-name-complex="Lohit Devanaga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format="" text:start-value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uistiti coco</dc:creator>
    <meta:creation-date>2021-10-18T15:33:00Z</meta:creation-date>
    <dc:date>2021-11-11T23:02:00Z</dc:date>
    <meta:template xlink:href="Normal.dotm" xlink:type="simple"/>
    <meta:editing-cycles>7</meta:editing-cycles>
    <meta:editing-duration>PT8280S</meta:editing-duration>
    <meta:document-statistic meta:page-count="3" meta:paragraph-count="4" meta:word-count="321" meta:character-count="2085" meta:row-count="14" meta:non-whitespace-character-count="1768"/>
  </office:meta>
</office:document-meta>
</file>